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2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P3" style:family="paragraph" style:parent-style-name="Standard">
      <style:text-properties style:font-name="Arial" fo:font-weight="normal" officeooo:rsid="001c2a5a" officeooo:paragraph-rsid="001c2a5a" style:font-weight-asian="normal" style:font-name-complex="Arial" style:font-weight-complex="normal"/>
    </style:style>
    <style:style style:name="P4" style:family="paragraph" style:parent-style-name="Standard">
      <style:text-properties style:font-name="Arial" fo:font-weight="normal" officeooo:paragraph-rsid="001c3ce9" style:font-weight-asian="normal" style:font-name-complex="Arial" style:font-weight-complex="normal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normal" officeooo:rsid="001c2a5a" style:font-weight-asian="normal" style:font-name-complex="Arial" style:font-weight-complex="normal"/>
    </style:style>
    <style:style style:name="T3" style:family="text">
      <style:text-properties officeooo:rsid="001c3ce9"/>
    </style:style>
    <style:style style:name="T4" style:family="text">
      <style:text-properties officeooo:rsid="001d894c"/>
    </style:style>
    <style:style style:name="T5" style:family="text">
      <style:text-properties officeooo:rsid="001e11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Nome do Caso de Uso: </text:span><text:span text:style-name="T2">Sensor de chuva.</text:span></text:p>
      <text:p text:style-name="P1"/>
      <text:p text:style-name="P1">Descrição: </text:p>
      <text:p text:style-name="P3">Sensor de chuva é acionado.</text:p>
      <text:p text:style-name="P1"/>
      <text:p text:style-name="P1">Eventos: </text:p>
      <text:p text:style-name="P2">- <text:span text:style-name="T3">Sensor de chuva detecta água.</text:span></text:p>
      <text:p text:style-name="P1"/>
      <text:p text:style-name="P1">Atores:</text:p>
      <text:p text:style-name="P2">- <text:span text:style-name="T3">Sensor de chuva.</text:span></text:p>
      <text:p text:style-name="P1"/>
      <text:p text:style-name="P1">Pré-Condições:</text:p>
      <text:p text:style-name="P4">- <text:span text:style-name="T3">Sistema BlueHome instalado.</text:span></text:p>
      <text:p text:style-name="P2">- <text:span text:style-name="T3">Sensor de chuva em funcionamento.</text:span></text:p>
      <text:p text:style-name="P2"/>
      <text:p text:style-name="P1">Pós-Condições:</text:p>
      <text:p text:style-name="P1">1. Conclusões com sucesso: </text:p>
      <text:p text:style-name="P2">- <text:span text:style-name="T4">Janela fechada.</text:span></text:p>
      <text:p text:style-name="P2">- <text:span text:style-name="T4">Usuário notificado.</text:span></text:p>
      <text:p text:style-name="P2"/>
      <text:p text:style-name="P1">2. Conclusões sem sucesso: </text:p>
      <text:p text:style-name="P2">- <text:span text:style-name="T4">Janela aberta.</text:span></text:p>
      <text:p text:style-name="P2">- <text:span text:style-name="T4">Usuário não é notificado.</text:span></text:p>
      <text:p text:style-name="P2"/>
      <text:p text:style-name="P1">Fluxo básico:</text:p>
      <text:p text:style-name="P2"/>
      <text:p text:style-name="P2">1. <text:span text:style-name="T5">Sensor de chuva detecta água.</text:span></text:p>
      <text:p text:style-name="P2">2. <text:span text:style-name="T5">Fecha a janela.</text:span></text:p>
      <text:p text:style-name="P2">3. <text:span text:style-name="T5">Notifica usuário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1" style:font-family-asian="SimSun" style:font-pitch-asian="variable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6:06:55</meta:creation-date>
    <meta:print-date>2014-05-09T16:23:00</meta:print-date>
    <meta:generator>LibreOffice/6.0.7.3$Windows_X86_64 LibreOffice_project/dc89aa7a9eabfd848af146d5086077aeed2ae4a5</meta:generator>
    <dc:date>2019-10-02T09:47:51.141000000</dc:date>
    <meta:editing-duration>PT8M55S</meta:editing-duration>
    <meta:editing-cycles>7</meta:editing-cycles>
    <meta:document-statistic meta:table-count="0" meta:image-count="0" meta:object-count="0" meta:page-count="1" meta:paragraph-count="21" meta:word-count="75" meta:character-count="450" meta:non-whitespace-character-count="392"/>
  </office:meta>
</office:document-meta>
</file>